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1.381cm"/>
    </style:style>
    <style:style style:name="co22" style:family="table-column">
      <style:table-column-properties fo:break-before="auto" style:column-width="4.202cm"/>
    </style:style>
    <style:style style:name="co2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24" style:family="table-column">
      <style:table-column-properties fo:break-before="auto" style:column-width="1.298cm"/>
    </style:style>
    <style:style style:name="co25" style:family="table-column">
      <style:table-column-properties fo:break-before="auto" style:column-width="3.648cm"/>
    </style:style>
    <style:style style:name="co26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table table:name="901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1-ggb</text:p>
          </table:table-cell>
          <table:table-cell table:style-name="ce4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/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8" office:value-type="string" calcext:value-type="string">
            <text:p>Pend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8" office:value-type="string" calcext:value-type="string">
            <text:p>Pend.</text:p>
          </table:table-cell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05:00:42.943256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1T05:27:37.482931461</dc:date>
    <dc:creator>Germán Ramírez</dc:creator>
    <meta:editing-duration>P1DT9H13M56S</meta:editing-duration>
    <meta:editing-cycles>28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50" meta:object-count="0"/>
  </office:meta>
</office:document-meta>
</file>